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508cm" fo:min-width="1.6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Liberation Serif" fo:font-size="6pt" style:font-size-asian="8pt" style:font-size-complex="8pt"/>
    </style:style>
    <style:style style:name="P3" style:family="paragraph">
      <loext:graphic-properties draw:fill-color="#dddddd"/>
      <style:paragraph-properties fo:text-align="center"/>
      <style:text-properties style:font-name="Liberation Serif" fo:font-size="8pt"/>
    </style:style>
    <style:style style:name="P4" style:family="paragraph">
      <loext:graphic-properties draw:fill-color="#dddddd"/>
      <style:paragraph-properties fo:text-align="center"/>
      <style:text-properties style:font-name="Liberation Seri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  <style:text-properties style:font-name="Arial" fo:font-size="8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cccccc"/>
      <style:paragraph-properties fo:text-align="center"/>
      <style:text-properties fo:font-size="6pt" style:font-size-asian="6pt" style:font-size-complex="6pt"/>
    </style:style>
    <style:style style:name="T1" style:family="text">
      <style:text-properties style:font-name="Liberation Serif" fo:font-size="6pt" style:font-size-asian="8pt" style:font-size-complex="8pt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122cm" svg:height="1.022cm" svg:x="6.768cm" svg:y="2.269cm">
          <text:p text:style-name="P1"><text:span text:style-name="T1">Run</text:span></text:p>
          <text:p text:style-name="P1"><text:span text:style-name="T1">in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55cm" svg:height="1.022cm" svg:x="0cm" svg:y="2.26cm">
          <text:p text:style-name="P1"><text:span text:style-name="T1">Train model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256cm" svg:height="1.021cm" svg:x="2.194cm" svg:y="2.261cm">
          <text:p text:style-name="P1"><text:span text:style-name="T2">Convert to</text:span></text:p>
          <text:p text:style-name="P1"><text:span text:style-name="T2">TF Lite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255cm" svg:height="1.022cm" svg:x="4.388cm" svg:y="2.261cm">
          <text:p text:style-name="P1"><text:span text:style-name="T2">Deploy model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.754cm" svg:height="0.508cm" svg:x="0.481cm" svg:y="0.258cm">
          <draw:image xlink:href="Pictures/10000201000004B00000015C98C46580A76C8F15.png" xlink:type="simple" xlink:show="embed" xlink:actuate="onLoad" loext:mime-type="image/png">
            <text:p/>
          </draw:image>
        </draw:frame>
        <draw:frame draw:style-name="gr4" draw:text-style-name="P5" draw:layer="layout" svg:width="1.817cm" svg:height="0.406cm" svg:x="0.442cm" svg:y="0.893cm">
          <draw:image xlink:href="Pictures/1000020100000314000000B0F61FE875726F96F6.png" xlink:type="simple" xlink:show="embed" xlink:actuate="onLoad" loext:mime-type="image/png">
            <text:p/>
          </draw:image>
        </draw:frame>
        <draw:frame draw:style-name="gr4" draw:text-style-name="P5" draw:layer="layout" svg:width="1.394cm" svg:height="1.394cm" svg:x="3.497cm" svg:y="0.412cm">
          <draw:image xlink:href="Pictures/1000000000000264000002648F07135EFE2F109D.png" xlink:type="simple" xlink:show="embed" xlink:actuate="onLoad" loext:mime-type="image/png">
            <text:p/>
          </draw:image>
        </draw:frame>
        <draw:custom-shape draw:style-name="gr5" draw:text-style-name="P6" draw:layer="layout" svg:width="0.658cm" svg:height="0.546cm" svg:x="5.057cm" svg:y="0.866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658cm" svg:height="0.546cm" svg:x="2.769cm" svg:y="0.867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8.89cm" svg:height="2.159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.105cm" svg:height="0.239cm" svg:x="6.227cm" svg:y="1.861cm">
          <draw:text-box>
            <text:p><text:span text:style-name="T3">Cost-optimized devices</text:span></text:p>
          </draw:text-box>
        </draw:frame>
        <draw:frame draw:style-name="gr4" draw:text-style-name="P5" draw:layer="layout" svg:width="2.303cm" svg:height="1.531cm" svg:x="6.086cm" svg:y="0.226cm">
          <draw:image xlink:href="Pictures/1000000000000151000000E050DAFF23C8BAB226.jpg" xlink:type="simple" xlink:show="embed" xlink:actuate="onLoad" loext:mime-type="image/jpeg">
            <text:p/>
          </draw:image>
        </draw:frame>
        <draw:custom-shape draw:style-name="gr8" draw:text-style-name="P9" draw:layer="layout" svg:width="1.651cm" svg:height="0.508cm" svg:x="0.532cm" svg:y="1.397cm">
          <text:p text:style-name="P8"><text:span text:style-name="T3">HF6</text:span></text:p>
          <text:p text:style-name="P8"><text:span text:style-name="T3">Quantiz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8T19:08:34.544479337</dc:date>
    <meta:editing-duration>PT3H19M12S</meta:editing-duration>
    <meta:editing-cycles>41</meta:editing-cycles>
    <meta:document-statistic meta:object-count="13"/>
  </office:meta>
</office:document-meta>
</file>